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face style:name="Roboto1" svg:font-family="Roboto"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Standard">
      <style:text-properties officeooo:rsid="001453ff" officeooo:paragraph-rsid="001453ff"/>
    </style:style>
    <style:style style:name="P3" style:family="paragraph" style:parent-style-name="Text_20_body">
      <style:paragraph-properties fo:margin-left="0in" fo:margin-right="0in" fo:text-indent="0in" style:auto-text-indent="false" fo:padding="0in" fo:border="none"/>
    </style:style>
    <style:style style:name="P4" style:family="paragraph" style:parent-style-name="Text_20_body">
      <style:paragraph-properties fo:margin-left="0in" fo:margin-right="0in" fo:text-indent="0in" style:auto-text-indent="false" fo:padding="0in" fo:border="none"/>
      <style:text-properties loext:padding="0in" loext:border="none"/>
    </style:style>
    <style:style style:name="P5" style:family="paragraph" style:parent-style-name="Standard">
      <style:text-properties fo:font-size="12pt" fo:font-weight="normal" officeooo:rsid="001453ff" officeooo:paragraph-rsid="001275c2" style:font-size-asian="12pt" style:font-weight-asian="normal" style:font-size-complex="12pt" style:font-weight-complex="normal"/>
    </style:style>
    <style:style style:name="P6" style:family="paragraph" style:parent-style-name="Standard">
      <style:text-properties fo:font-size="12pt" fo:font-weight="normal" officeooo:paragraph-rsid="001275c2" style:font-size-asian="12pt" style:font-weight-asian="normal" style:font-size-complex="12pt" style:font-weight-complex="normal"/>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Text_20_body" style:list-style-name="L1">
      <style:paragraph-properties fo:margin-left="0in" fo:margin-right="0in" fo:margin-top="0in" fo:margin-bottom="0in" style:contextual-spacing="false" fo:text-indent="0in" style:auto-text-indent="false" fo:padding="0in" fo:border="none"/>
      <style:text-properties loext:padding="0in" loext:border="none"/>
    </style:style>
    <style:style style:name="P9" style:family="paragraph" style:parent-style-name="Text_20_body" style:list-style-name="L1">
      <style:paragraph-properties fo:margin-left="0in" fo:margin-right="0in" fo:text-indent="0in" style:auto-text-indent="false" fo:padding="0in" fo:border="none"/>
      <style:text-properties loext:padding="0in" loext:border="none"/>
    </style:style>
    <style:style style:name="P10" style:family="paragraph" style:parent-style-name="Text_20_body" style:list-style-name="L2">
      <style:paragraph-properties fo:margin-left="0in" fo:margin-right="0in" fo:margin-top="0in" fo:margin-bottom="0in" style:contextual-spacing="false" fo:text-indent="0in" style:auto-text-indent="false" fo:padding="0in" fo:border="none"/>
      <style:text-properties loext:padding="0in" loext:border="none"/>
    </style:style>
    <style:style style:name="P11" style:family="paragraph" style:parent-style-name="Text_20_body" style:list-style-name="L2">
      <style:paragraph-properties fo:margin-left="0in" fo:margin-right="0in" fo:text-indent="0in" style:auto-text-indent="false" fo:padding="0in" fo:border="none"/>
      <style:text-properties loext:padding="0in" loext:border="none"/>
    </style:style>
    <style:style style:name="P12" style:family="paragraph" style:parent-style-name="Text_20_body">
      <style:paragraph-properties fo:margin-left="0in" fo:margin-right="0in" fo:text-indent="0in" style:auto-text-indent="false" fo:padding="0in" fo:border="none"/>
      <style:text-properties officeooo:rsid="001453ff"/>
    </style:style>
    <style:style style:name="P13" style:family="paragraph" style:parent-style-name="Text_20_body">
      <style:paragraph-properties fo:margin-left="0in" fo:margin-right="0in" fo:text-indent="0in" style:auto-text-indent="false" fo:break-before="page" fo:padding="0in" fo:border="none"/>
      <style:text-properties officeooo:rsid="001453ff"/>
    </style:style>
    <style:style style:name="P14" style:family="paragraph" style:parent-style-name="Text_20_body">
      <style:paragraph-properties fo:margin-left="0in" fo:margin-right="0in" fo:text-indent="0in" style:auto-text-indent="false" fo:padding="0.0193in" fo:border="0.06pt solid #d9d9e3"/>
    </style:style>
    <style:style style:name="T1" style:family="text">
      <style:text-properties loext:padding="0in" loext:border="none"/>
    </style:style>
    <style:style style:name="T2" style:family="text">
      <style:text-properties officeooo:rsid="001275c2"/>
    </style:style>
    <style:style style:name="T3" style:family="text">
      <style:text-properties officeooo:rsid="001453ff"/>
    </style:style>
    <style:style style:name="T4" style:family="text">
      <style:text-properties officeooo:rsid="001453ff" loext:padding="0in" loext:border="none"/>
    </style:style>
    <style:style style:name="T5" style:family="text">
      <style:text-properties fo:font-weight="bold" officeooo:rsid="001453ff" style:font-weight-asian="bold" style:font-weight-complex="bold"/>
    </style:style>
    <style:style style:name="T6" style:family="text">
      <style:text-properties fo:font-weight="bold" officeooo:rsid="001453ff" style:font-weight-asian="bold" style:font-weight-complex="bold" loext:padding="0in" loext:border="none"/>
    </style:style>
    <style:style style:name="T7" style:family="text">
      <style:text-properties fo:font-weight="bold" style:font-weight-asian="bold" style:font-weight-complex="bold" loext:padding="0in" loext:border="none"/>
    </style:style>
    <style:style style:name="T8" style:family="text">
      <style:text-properties fo:font-weight="normal" officeooo:rsid="001453ff" style:font-weight-asian="normal" style:font-weight-complex="normal"/>
    </style:style>
    <style:style style:name="T9" style:family="text">
      <style:text-properties fo:font-weight="normal" officeooo:rsid="001453ff" style:font-weight-asian="normal" style:font-weight-complex="normal" loext:padding="0in" loext:border="none"/>
    </style:style>
    <style:style style:name="T10" style:family="text">
      <style:text-properties fo:font-weight="normal" style:font-weight-asian="normal" style:font-weight-complex="normal" loext:padding="0in" loext:border="none"/>
    </style:style>
    <style:style style:name="T11" style:family="text">
      <style:text-properties fo:font-size="10.5pt" fo:font-weight="normal" officeooo:rsid="001453ff" style:font-size-asian="10.5pt" style:font-weight-asian="normal" style:font-size-complex="10.5pt" style:font-weight-complex="normal"/>
    </style:style>
    <style:style style:name="T12" style:family="text">
      <style:text-properties fo:font-size="10.5pt" fo:font-weight="normal" officeooo:rsid="001453ff" style:font-size-asian="10.5pt" style:font-weight-asian="normal" style:font-size-complex="10.5pt" style:font-weight-complex="normal" loext:padding="0in" loext:border="none"/>
    </style:style>
    <style:style style:name="T13" style:family="text">
      <style:text-properties fo:font-size="10.5pt" fo:font-weight="normal" style:font-size-asian="10.5pt" style:font-weight-asian="normal" style:font-size-complex="10.5pt" style:font-weight-complex="normal" loext:padding="0in" loext:border="none"/>
    </style:style>
    <style:style style:name="T14" style:family="text">
      <style:text-properties fo:font-size="11pt" fo:font-weight="normal" officeooo:rsid="001453ff" style:font-size-asian="11pt" style:font-weight-asian="normal" style:font-size-complex="11pt" style:font-weight-complex="normal"/>
    </style:style>
    <style:style style:name="T15" style:family="text">
      <style:text-properties fo:font-size="11pt" fo:font-weight="normal" officeooo:rsid="001453ff" style:font-size-asian="11pt" style:font-weight-asian="normal" style:font-size-complex="11pt" style:font-weight-complex="normal" loext:padding="0in" loext:border="none"/>
    </style:style>
    <style:style style:name="T16" style:family="text">
      <style:text-properties fo:font-size="11pt" fo:font-weight="normal" style:font-size-asian="11pt" style:font-weight-asian="normal" style:font-size-complex="11pt" style:font-weight-complex="normal" loext:padding="0in" loext:border="none"/>
    </style:style>
    <style:style style:name="T17" style:family="text">
      <style:text-properties fo:font-size="12pt" fo:font-weight="normal" officeooo:rsid="001453ff" style:font-size-asian="12pt" style:font-weight-asian="normal" style:font-size-complex="12pt" style:font-weight-complex="normal"/>
    </style:style>
    <style:style style:name="T18" style:family="text">
      <style:text-properties fo:font-size="12pt" fo:font-weight="normal" officeooo:rsid="001453ff" style:font-size-asian="12pt" style:font-weight-asian="normal" style:font-size-complex="12pt" style:font-weight-complex="normal" loext:padding="0in" loext:border="none"/>
    </style:style>
    <style:style style:name="T19" style:family="text">
      <style:text-properties fo:font-size="12pt" fo:font-weight="normal" style:font-size-asian="12pt" style:font-weight-asian="normal" style:font-size-complex="12pt" style:font-weight-complex="normal" loext:padding="0in" loext:border="none"/>
    </style:style>
    <style:style style:name="T20" style:family="text">
      <style:text-properties officeooo:rsid="00170e3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Write a motivation letter</text:p>
      <text:p text:style-name="P6"/>
      <text:p text:style-name="P7"/>
      <text:p text:style-name="P6"><text:span text:style-name="T2">assure</text:span> recruiters <text:span text:style-name="T2">that all </text:span>the criteria they’re advertising for <text:span text:style-name="T2">are </text:span>fulfilled. </text:p>
      <text:p text:style-name="P6"/>
      <text:p text:style-name="P7">Do <text:span text:style-name="T2">we </text:span>meet the minimum requirements (such as education or experience) requested?</text:p>
      <text:p text:style-name="P7">Do <text:span text:style-name="T2">we</text:span> possess the correct licenses and qualifications to work in the sector?</text:p>
      <text:p text:style-name="P7">Do <text:span text:style-name="T2">we </text:span>have the right character and personality for the job?</text:p>
      <text:p text:style-name="P7"/>
      <text:p text:style-name="P6"><text:span text:style-name="T2">We focus</text:span> on exactly the traits and skills that the recruiter will be hoping to see on every document.</text:p>
      <text:p text:style-name="P6"/>
      <text:p text:style-name="P7">Research the Values of the Company</text:p>
      <text:p text:style-name="P6">When <text:span text:style-name="T2">we </text:span>tailor our resume, consider the brand and company values of the business <text:span text:style-name="T2">we</text:span>’re going to be targeting. In many cases, companies will explicitly state this in the job description, or the company will have clear brand values that <text:span text:style-name="T2">we</text:span> can use to guide our application. </text:p>
      <text:p text:style-name="P6">Sometimes this requires a little research, although the rewards are well worth it. </text:p>
      <text:p text:style-name="P6">Naturally, the hiring manager will always want to see that <text:span text:style-name="T2">we</text:span>’re a good fit with the company culture, so emphasizing that <text:span text:style-name="T2">we</text:span> will bring something positive to this environment will increase our chances of making the shortlist.</text:p>
      <text:p text:style-name="P7"/>
      <text:p text:style-name="P6">T<text:span text:style-name="T2">ake </text:span>the job description as a crib sheet for what to include on our resume. </text:p>
      <text:p text:style-name="P6"><text:s/>hints <text:span text:style-name="T2">are </text:span>all over the posting that you can easily leverage and use to tweak and optimize our resume. </text:p>
      <text:p text:style-name="P6"/>
      <text:p text:style-name="P6">On the description, you’ll be able to find:</text:p>
      <text:p text:style-name="P7">What skills are expected</text:p>
      <text:p text:style-name="P7">What experience they want to see</text:p>
      <text:p text:style-name="P7">The values they hold in the company</text:p>
      <text:p text:style-name="P7"/>
      <text:p text:style-name="P7">Give Clear Evidence of our Suitability</text:p>
      <text:p text:style-name="P7">Once you’ve done your research properly it’s time to fit our experience and skills around the requirements of the job description properly. A resume is best kept short at under 2 letter pages. Therefore, scrap any extraneous information that doesn’t fulfill what the job description asks for.</text:p>
      <text:p text:style-name="P7"/>
      <text:p text:style-name="P7">It is, however, ok to use a little guesswork with this. Not all job descriptions will be perfectly detailed, some may be more limited in the requirements stated. It might sometimes be possible to read-between-the-lines with the traits you could add and that haven’t been included in the advert. This will not only give the reader more to work with, but it’ll also accurately demonstrate your expertise and knowledge of your industry.</text:p>
      <text:p text:style-name="P7"/>
      <text:h text:style-name="P1" text:outline-level="2"><text:span text:style-name="T17">#</text:span><text:span text:style-name="Strong_20_Emphasis"><text:span text:style-name="T18">About the job</text:span></text:span></text:h>
      <text:p text:style-name="P12"><text:span text:style-name="Strong_20_Emphasis"><text:span text:style-name="T19">Microsoft Dynamics 365 Trainer / Coach (Freelance Mission from February to May 2024)</text:span></text:span></text:p>
      <text:p text:style-name="P12"><text:span text:style-name="Strong_20_Emphasis"><text:span text:style-name="T19"/></text:span></text:p>
      <text:p text:style-name="P12"><text:span text:style-name="Strong_20_Emphasis"><text:span text:style-name="T19">At BeCode, we have 1 mission: enabling tomorrow’s digital talents to blossom. We believe that education makes anything possible. Since 2017, BeCode has been offering inclusive coding bootcamps to jobseekers to start their career in the ICT sector as a web developer, AI data operator, DevSecOps developer, Cybersecurity Analyst. And we won’t stop there.</text:span></text:span></text:p>
      <text:p text:style-name="P12"><text:span text:style-name="Strong_20_Emphasis"><text:span text:style-name="T19"/></text:span></text:p>
      <text:p text:style-name="P12"><text:span text:style-name="Strong_20_Emphasis"><text:span text:style-name="T19">Job Overview</text:span></text:span></text:p>
      <text:p text:style-name="P12"><text:span text:style-name="Strong_20_Emphasis"><text:span text:style-name="T19"/></text:span></text:p>
      <text:p text:style-name="P12"><text:span text:style-name="Strong_20_Emphasis"><text:span text:style-name="T19">As a coach, you will guide our learnersthrough a hands-on, dynamic journey across the digital landscape. With your expertise in Microsoft Dynamics 365 and our unique 7-pillar pedagogic framework, you'll be the catalyst helping them master both the soft and hard skills they need to thrive in today's job market.</text:span></text:span></text:p>
      <text:p text:style-name="P12"><text:span text:style-name="Strong_20_Emphasis"><text:span text:style-name="T19">You'll lead, inspire, and empower a diverse group of juniors, showing them not just how to use Dynamics 365, but how to innovate with it. Your role is pivotal in turning ambitious individuals into digital pros ready to make their mark.</text:span></text:span></text:p>
      <text:p text:style-name="P12"><text:span text:style-name="Strong_20_Emphasis"><text:span text:style-name="T19"/></text:span></text:p>
      <text:p text:style-name="P12"><text:span text:style-name="Strong_20_Emphasis"><text:span text:style-name="T19">Responsibilities and Duties</text:span></text:span></text:p>
      <text:p text:style-name="P12"><text:span text:style-name="Strong_20_Emphasis"><text:span text:style-name="T19">As a coach, you’ll guide the juniors of your Microsoft Dynamics 365 promotion to their new career path, using the active pedagogical framework:</text:span></text:span></text:p>
      <text:p text:style-name="P12"><text:span text:style-name="Strong_20_Emphasis"><text:span text:style-name="T19">Create a clear and effective learning path by offering structured challenges and activities. Use active learning methods like project-based learning, self-guided study, and peer teaching. Our goal is to empower learners to become self-sufficient in their educational journey.</text:span></text:span></text:p>
      <text:p text:style-name="P12"><text:span text:style-name="Strong_20_Emphasis"><text:span text:style-name="T19">Enforce, facilitate, monitor and support the group in its rituals: workshops, watches, standup meetings</text:span></text:span></text:p>
      <text:p text:style-name="P12"><text:span text:style-name="Strong_20_Emphasis"><text:span text:style-name="T19">Create the mutual help dynamics within the group of learners: fostering collaboration and group decision processes</text:span></text:span></text:p>
      <text:p text:style-name="P12"><text:span text:style-name="Strong_20_Emphasis"><text:span text:style-name="T19">Assess the progress of learning </text:span></text:span></text:p>
      <text:p text:style-name="P12"><text:span text:style-name="Strong_20_Emphasis"><text:span text:style-name="T19">Identify and address individual learning difficulties, provide individual follow-ups whenever it is needed during the training</text:span></text:span></text:p>
      <text:p text:style-name="P12"><text:span text:style-name="Strong_20_Emphasis"><text:span text:style-name="T19">Stimulate juniors’ participation in tech related events such as hackathons, external projects or meetups</text:span></text:span></text:p>
      <text:p text:style-name="P12"><text:span text:style-name="Strong_20_Emphasis"><text:span text:style-name="T19">Follow-up on all administrative tasks and participation to tasks related to the enrolling, training and recruiting of juniors by properly keeping a log about meaningful interactions, taking the daily attendances, participation in selection interviews and events to promote our training.</text:span></text:span></text:p>
      <text:p text:style-name="P12"><text:soft-page-break/><text:span text:style-name="Strong_20_Emphasis"><text:span text:style-name="T19">Support learners in their efforts to obtain an internship/job</text:span></text:span></text:p>
      <text:p text:style-name="P12"><text:span text:style-name="Strong_20_Emphasis"><text:span text:style-name="T19"/></text:span></text:p>
      <text:p text:style-name="P12"><text:span text:style-name="Strong_20_Emphasis"><text:span text:style-name="T19">You will also participate in BeCode’s daily life and development by</text:span></text:span></text:p>
      <text:p text:style-name="P12"><text:span text:style-name="Strong_20_Emphasis"><text:span text:style-name="T19">Participating in enriching the pedagogical reflection of the BeCode pedagogy, through openness, collaboration and co-creation with our community of trainers via various tools. </text:span></text:span></text:p>
      <text:p text:style-name="P12"><text:span text:style-name="Strong_20_Emphasis"><text:span text:style-name="T19">Support on various projects that are in our projects pipeline, based on your interests and the company’s needs.</text:span></text:span></text:p>
      <text:p text:style-name="P12"><text:span text:style-name="Strong_20_Emphasis"><text:span text:style-name="T19">Providing coaching support on B2B projects which helps funding BeCode’s social mission</text:span></text:span></text:p>
      <text:p text:style-name="P12"><text:span text:style-name="Strong_20_Emphasis"><text:span text:style-name="T19">As Microsoft Dynamics 365 Trainer, you shall report regularly to the Head of Tech and Pedagogy as regards the development and progress of your assignment.</text:span></text:span></text:p>
      <text:p text:style-name="P12"><text:span text:style-name="Strong_20_Emphasis"><text:span text:style-name="T19"/></text:span></text:p>
      <text:p text:style-name="P12"><text:span text:style-name="Strong_20_Emphasis"><text:span text:style-name="T19">Are you the new team member we are looking for?</text:span></text:span></text:p>
      <text:p text:style-name="P12"><text:span text:style-name="Strong_20_Emphasis"><text:span text:style-name="T19"/></text:span></text:p>
      <text:p text:style-name="P12"><text:span text:style-name="Strong_20_Emphasis"><text:span text:style-name="T19">We are looking for someone who:</text:span></text:span></text:p>
      <text:p text:style-name="P12"><text:span text:style-name="Strong_20_Emphasis"><text:span text:style-name="T19">can demonstrate a minimum of 2 years of experience in Microsoft Dynamics 365 technologies.</text:span></text:span></text:p>
      <text:p text:style-name="P12"><text:span text:style-name="Strong_20_Emphasis"><text:span text:style-name="T19">is proficient in Azure cloud services.</text:span></text:span></text:p>
      <text:p text:style-name="P12"><text:span text:style-name="Strong_20_Emphasis"><text:span text:style-name="T19">possesses certifications including at least AZ-900 and PL-400. Preference for candidates with one or more certifications among AZ-204, MB-210, MB-220, MB-230, MB-240, MB-300, MB-320, MB-800.</text:span></text:span></text:p>
      <text:p text:style-name="P12"><text:span text:style-name="Strong_20_Emphasis"><text:span text:style-name="T19">is fluent in both English and French.</text:span></text:span></text:p>
      <text:p text:style-name="P12"><text:span text:style-name="Strong_20_Emphasis"><text:span text:style-name="T19"/></text:span></text:p>
      <text:p text:style-name="P12"><text:span text:style-name="Strong_20_Emphasis"><text:span text:style-name="T19">Preferred qualifications:</text:span></text:span></text:p>
      <text:p text:style-name="P12"><text:span text:style-name="Strong_20_Emphasis"><text:span text:style-name="T19">Experience with scripting languages such as PowerShell, Bash, Python, or PHP.</text:span></text:span></text:p>
      <text:p text:style-name="P12"><text:span text:style-name="Strong_20_Emphasis"><text:span text:style-name="T19">Ability to travel between campuses as needed for support and information sessions.</text:span></text:span></text:p>
      <text:p text:style-name="P12"><text:span text:style-name="Strong_20_Emphasis"><text:span text:style-name="T19">Skilled in using project management tools (e.g., Trello), Google Suite, and LinkedIn.</text:span></text:span></text:p>
      <text:p text:style-name="P12"><text:span text:style-name="Strong_20_Emphasis"><text:span text:style-name="T19">Prior experience as a trainer.</text:span></text:span></text:p>
      <text:p text:style-name="P13"><text:span text:style-name="Strong_20_Emphasis"><text:span text:style-name="T19">Dear Hiring Team,</text:span></text:span></text:p>
      <text:p text:style-name="P14">I am writing to express my sincere interest in the Microsoft Dynamics 365 Trainer / Coach position at BeCode, as advertised. With a proven track record of over 2 years in Microsoft Dynamics 365 technologies, I am excited about the opportunity to contribute to BeCode's mission of enabling digital talents to thrive in today's dynamic job market.</text:p>
      <text:p text:style-name="P14">In my previous roles, I have demonstrated my proficiency in Azure cloud services and have acquired certifications, including AZ-900 and PL-400. Moreover, my experience extends to scripting languages such as PowerShell, Bash, Python, and PHP, providing me with a robust technical foundation essential for this role.</text:p>
      <text:p text:style-name="P14">Your emphasis on fostering collaboration and group decision processes aligns with my belief in the power of teamwork and shared learning experiences. I am enthusiastic about leveraging BeCode's unique 7-pillar pedagogic framework to guide learners through a hands-on and dynamic journey in mastering both soft and hard skills.</text:p>
      <text:p text:style-name="P14">Having successfully supported learners in their efforts to obtain internships and jobs, I am confident in my ability to create an effective learning path, enforce group rituals, and assess individual progress. My commitment to continuous learning and staying updated on the latest technologies makes me well-suited to contribute to BeCode's daily life and development.</text:p>
      <text:p text:style-name="P14">I am fluent in both English and French, providing me with the language proficiency needed to effectively communicate and connect with learners. My goal is to not only teach Dynamics 365 but also inspire innovation among learners, preparing them to make a significant impact in the tech industry.</text:p>
      <text:p text:style-name="P14">Thank you for considering my application. I look forward to the opportunity to further discuss how my skills and experiences align with BeCode's vision.</text:p>
      <text:p text:style-name="P14">Sincerely, [Your Full Name]<text:span text:style-name="T20">(</text:span>Feel free to customize the letter further based on your specific experiences and achievements.<text:span text:style-name="T20">)</text:span></text:p>
      <text:p text:style-name="P12"><text:span text:style-name="Strong_20_Emphasis"><text:span text:style-name="T1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Roboto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Roboto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Roboto1" style:font-family-complex="Roboto"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Roboto" style:font-family-complex="Roboto"/>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Roboto" style:font-family-complex="Roboto"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oboto" style:font-family-complex="Roboto"/>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Roboto1" style:font-family-complex="Roboto"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4T17:06:45.663204061</meta:creation-date>
    <dc:date>2024-01-15T10:42:29.084447552</dc:date>
    <meta:editing-duration>PT1H27M24S</meta:editing-duration>
    <meta:editing-cycles>4</meta:editing-cycles>
    <meta:generator>LibreOffice/7.6.4.1$Linux_X86_64 LibreOffice_project/60$Build-1</meta:generator>
    <meta:document-statistic meta:table-count="0" meta:image-count="0" meta:object-count="0" meta:page-count="4" meta:paragraph-count="59" meta:word-count="1194" meta:character-count="7657" meta:non-whitespace-character-count="6514"/>
  </office:meta>
</office:document-meta>
</file>